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500000209BFFF38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02cm" svg:height="18.379cm" svg:x="1.393cm" svg:y="4.78cm">
          <draw:image xlink:href="Pictures/100000000000021500000209BFFF38A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1"/>
    <meta:generator>OpenOffice.org/3.1$Unix OpenOffice.org_project/310m11$Build-9399</meta:generator>
  </office:meta>
</office:document-meta>
</file>